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26cm" fo:min-width="3.214cm" style:writing-mode="lr-tb" loext:decorative="false"/>
      <style:paragraph-properties style:writing-mode="lr-tb"/>
    </style:style>
    <style:style style:name="gr2" style:family="graphic" style:parent-style-name="objectwithoutfill">
      <style:graphic-properties draw:marker-end="Extrémités_20_de_20_flèche_20_1" draw:marker-end-width="0.3cm" draw:fill="none" draw:textarea-vertical-align="middle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42cm" fo:min-width="5.864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Extrémités_20_de_20_flèche_20_2" draw:marker-end-width="0.3cm" draw:fill="none" draw:textarea-vertical-align="middle" loext:decorative="false"/>
      <style:paragraph-properties style:writing-mode="lr-tb"/>
    </style:style>
    <style:style style:name="gr5" style:family="graphic" style:parent-style-name="objectwithoutfill">
      <style:graphic-properties draw:marker-end="Extrémités_20_de_20_flèche_20_4" draw:marker-end-width="0.3cm" draw:fill="none" draw:textarea-vertical-align="middle" loext:decorative="false"/>
      <style:paragraph-properties style:writing-mode="lr-tb"/>
    </style:style>
    <style:style style:name="gr6" style:family="graphic" style:parent-style-name="objectwithoutfill">
      <style:graphic-properties draw:marker-end="Extrémités_20_de_20_flèche_20_5" draw:marker-end-width="0.3cm" draw:fill="none" draw:textarea-vertical-align="middle" loext:decorative="false"/>
      <style:paragraph-properties style:writing-mode="lr-tb"/>
    </style:style>
    <style:style style:name="gr7" style:family="graphic" style:parent-style-name="objectwithoutfill">
      <style:graphic-properties draw:marker-end="Extrémités_20_de_20_flèche_20_6" draw:marker-end-width="0.3cm" draw:fill="none" draw:textarea-vertical-align="middle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518cm" fo:min-width="2.506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end="Extrémités_20_de_20_flèche_20_7" draw:marker-end-width="0.3cm" draw:fill="none" draw:textarea-vertical-align="middle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872cm" fo:min-width="8.516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marker-end="Extrémités_20_de_20_flèche_20_8" draw:marker-end-width="0.3cm" draw:fill="none" draw:textarea-vertical-align="middle" loext:decorative="fals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5.25cm" svg:height="3.5cm" svg:x="2.25cm" svg:y="5.5cm">
          <text:p text:style-name="P1">Superscript-Operator-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-1.316cm" svg:x1="6.732cm" svg:y1="6.012cm" svg:x2="3.018cm" svg:y2="6.012cm" draw:start-shape="id1" draw:start-glue-point="11" draw:end-shape="id1" draw:end-glue-point="5" svg:d="M6732 6012c0-3493-3714-3493-3714 0" svg:viewBox="0 0 3715 2621">
          <text:p text:style-name="P2">Operator</text:p>
        </draw:connector>
        <draw:custom-shape draw:style-name="gr3" draw:text-style-name="P1" xml:id="id2" draw:id="id2" draw:layer="layout" svg:width="9cm" svg:height="2.25cm" svg:x="11.25cm" svg:y="6.25cm">
          <text:p text:style-name="P1">sexpr-superscrip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7.5cm" svg:y1="7.25cm" svg:x2="11.25cm" svg:y2="7.375cm" draw:start-shape="id1" draw:start-glue-point="10" draw:end-shape="id2" draw:end-glue-point="6" svg:d="M7500 7250c2814 0 939 125 3750 125" svg:viewBox="0 0 3751 126">
          <text:p text:style-name="P2">sexpr</text:p>
        </draw:connector>
        <draw:connector draw:style-name="gr5" draw:text-style-name="P3" draw:layer="layout" draw:type="curve" draw:line-skew="1.574cm" svg:x1="12.568cm" svg:y1="8.171cm" svg:x2="6.732cm" svg:y2="8.488cm" draw:start-shape="id2" draw:start-glue-point="7" draw:end-shape="id1" draw:end-glue-point="9" svg:d="M12568 8171c0 4357-5836 4199-5836 317" svg:viewBox="0 0 5837 3249">
          <text:p text:style-name="P2"/>
          <text:p text:style-name="P2">Operator</text:p>
        </draw:connector>
        <draw:connector draw:style-name="gr6" draw:text-style-name="P3" draw:layer="layout" draw:type="curve" draw:line-skew="-2.084cm" svg:x1="18.932cm" svg:y1="6.579cm" svg:x2="12.568cm" svg:y2="6.579cm" draw:start-shape="id2" draw:start-glue-point="11" draw:end-shape="id2" draw:end-glue-point="5" svg:d="M18932 6579c0-4371-6364-4371-6364 0" svg:viewBox="0 0 6365 3279">
          <text:p text:style-name="P2">Sexpr</text:p>
          <text:p text:style-name="P2"/>
        </draw:connector>
        <draw:connector draw:style-name="gr7" draw:text-style-name="P3" draw:layer="layout" draw:type="curve" svg:x1="20.25cm" svg:y1="7.375cm" svg:x2="20.625cm" svg:y2="13.75cm" draw:start-shape="id2" draw:start-glue-point="10" draw:end-shape="id3" draw:end-glue-point="4" svg:d="M20250 7375c753 0 627 1876 533 2486s-158-47-158 3889" svg:viewBox="0 0 605 6376">
          <text:p text:style-name="P2">⁻⁺⁰...⁽⁾</text:p>
          <text:p text:style-name="P2"/>
        </draw:connector>
        <draw:custom-shape draw:style-name="gr8" draw:text-style-name="P1" xml:id="id4" draw:id="id4" draw:layer="layout" svg:width="4.25cm" svg:height="2.5cm" svg:x="4.25cm" svg:y="14.75cm">
          <text:p text:style-name="P1">Err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draw:type="curve" svg:x1="4.875cm" svg:y1="9cm" svg:x2="6.375cm" svg:y2="14.75cm" draw:start-shape="id1" draw:start-glue-point="8" draw:end-shape="id4" draw:end-glue-point="4" svg:d="M4875 9000c0 4314 1500 1439 1500 5750" svg:viewBox="0 0 1501 5751">
          <text:p text:style-name="P4"><text:span text:style-name="T1">₋₊₀₁₂₃₄₅₆₇₈₉</text:span></text:p>
          <text:p text:style-name="P4"><text:span text:style-name="T1">⁽⁾</text:span></text:p>
        </draw:connector>
        <draw:frame draw:style-name="gr10" draw:text-style-name="P6" draw:layer="layout" svg:width="24.75cm" svg:height="1.673cm" svg:x="2.985cm" svg:y="18.797cm">
          <draw:text-box>
            <text:p>Finite state automaton for parsing expressions containing exponential superscript numbers or expressions.</text:p>
          </draw:text-box>
        </draw:frame>
        <draw:custom-shape draw:style-name="gr11" draw:text-style-name="P8" xml:id="id3" draw:id="id3" draw:layer="layout" svg:width="12.75cm" svg:height="3cm" svg:x="14.25cm" svg:y="13.75cm">
          <text:p text:style-name="P7"><text:span text:style-name="T2">parse-superscript-tok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16.117cm" svg:y1="14.189cm" svg:x2="15.75cm" svg:y2="8.5cm" draw:start-shape="id3" draw:start-glue-point="5" draw:end-shape="id2" draw:end-glue-point="8" svg:d="M16117 14189c0-4594-367-1750-367-5689" svg:viewBox="0 0 368 5690">
          <text:p text:style-name="P4">** 123</text:p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26T01:14:05.337138052</meta:creation-date>
    <dc:date>2025-05-25T16:46:15.356559000</dc:date>
    <meta:editing-duration>P11DT23H5M34S</meta:editing-duration>
    <meta:editing-cycles>12</meta:editing-cycles>
    <meta:generator>LibreOffice/25.2.3.2$MacOSX_AARCH64 LibreOffice_project/bbb074479178df812d175f709636b368952c2ce3</meta:generator>
    <meta:document-statistic meta:object-count="12"/>
  </office:meta>
</office:document-meta>
</file>